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Unistra A" svg:font-family="'Unistra A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358cm" draw:marker-end-width="0.358cm" draw:fill="solid" draw:fill-color="#ffffff" loext:fill-use-slide-background="false" draw:opacity="100%" draw:textarea-horizontal-align="justify" draw:textarea-vertical-align="middle" draw:auto-grow-height="false" fo:min-height="0.133cm" fo:min-width="0cm" fo:padding-top="0.177cm" fo:padding-bottom="0.177cm" fo:padding-left="0.302cm" fo:padding-right="0.302cm" draw:shadow="hidden"/>
    </style:style>
    <style:style style:name="gr2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093cm" fo:min-width="0.017cm"/>
    </style:style>
    <style:style style:name="gr3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3.41cm" fo:min-width="4.08cm" draw:shadow="hidden"/>
    </style:style>
    <style:style style:name="gr4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svg:stroke-color="#ffffff" draw:fill="solid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width="0cm" svg:stroke-color="#ffffff" draw:marker-start-width="0.65cm" draw:marker-end="Arrow" draw:marker-end-width="0.75cm" draw:fill="solid" draw:fill-color="#000000" draw:opacity="100%" draw:textarea-horizontal-align="center" draw:textarea-vertical-align="middle" fo:padding-top="0.275cm" fo:padding-bottom="0.275cm" fo:padding-left="0.4cm" fo:padding-right="0.4cm"/>
    </style:style>
    <style:style style:name="gr7" style:family="graphic" style:parent-style-name="standard">
      <style:graphic-properties svg:stroke-color="#ffffff" draw:fill="solid" draw:fill-color="#000000" draw:textarea-horizontal-align="justify" draw:textarea-vertical-align="middle" draw:auto-grow-height="false" fo:min-height="2.851cm" fo:min-width="3.035cm" draw:shadow="hidden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  <style:text-properties style:font-name="Unistra A"/>
    </style:style>
    <style:style style:name="P4" style:family="paragraph">
      <loext:graphic-properties draw:fill="solid" draw:fill-color="#000000" draw:opacity="100%"/>
      <style:paragraph-properties fo:text-align="center"/>
      <style:text-properties style:font-name="Unistra A"/>
    </style:style>
  </office:automatic-styles>
  <office:body>
    <office:drawing>
      <draw:page draw:name="page1" draw:style-name="dp1" draw:master-page-name="Default">
        <draw:g>
          <draw:g>
            <draw:path draw:style-name="gr1" draw:text-style-name="P1" draw:layer="layout" svg:width="0.33cm" svg:height="0.54cm" draw:transform="rotate (0.0280998009571087) translate (0.327454660625175cm 0.423224629307158cm)" svg:viewBox="0 0 331 541" svg:d="M153 87h-3l-2 1-3 1-2 1-3 1-2 1-2 1-3 2-2 1-2 1-2 2-3 1-2 2-2 2-2 1-2 2-2 2-1 2-2 2-2 2-1 2-2 2-1 3-2 2-1 2-1 2-2 3-1 2-1 2-1 3-1 2v3l-1 2-1 3v2l-1 3v2 3l-1 3v2l-7 217v3 5l1 4v5l1 5 2 4 1 4 1 3 1 2 1 2 1 2 1 2 2 2 1 2 1 2 2 2 1 2 2 2 2 1 1 2 2 2 2 1 2 2 2 1 2 2 2 1 2 1 2 2 2 1 2 1 3 1 2 1 2 1h3l2 1 2 1h3l2 1h3 2l3 1h2 3 2 3l3-1h2 3l2-1h3l2-1 3-1h2l3-1 2-1 3-1 2-1 2-2 3-1 2-1 2-2 2-1 2-2 3-1 2-2 2-2 1-2 2-1 2-2 2-2 2-2 1-2 2-3 1-2 2-2 1-2 1-3 1-2 2-2 1-3 1-2v-3l1-2 1-3 1-2v-3l1-2v-3-2-3l1-2 7-218v-2-5l-1-5-1-4-1-5-1-4-1-5-1-2-1-2-1-2-1-2-1-2-2-2-1-2-1-2-2-2-2-2-1-2-2-2-1-1-2-2-2-2-2-1-2-2-2-1-2-1-2-2-2-1-2-1-3-1-2-1-2-1-2-1-3-1h-2l-3-1h-2l-3-1h-2l-2-1h-3-3-2-3-2-3l-2 1h-3l-2 1h-3zM77 519l-4-3-5-3-4-3-4-3-4-3-4-4-4-3-4-4-3-4-4-4-3-4-3-4-3-4-3-5-3-4-3-5-2-4-2-5-2-4-2-5-3-9-3-10-2-9-2-10-1-10v-10-5l7-218 1-5v-5l1-5v-6l1-5 1-5 2-5 1-5 2-5 1-5 2-5 2-5 3-5 2-5 3-4 2-5 3-5 3-4 3-4 4-4 3-5 4-3 3-4 4-4 4-4 4-3 4-4 4-3 4-3 5-3 4-3 5-2 5-3 4-2 5-3 5-2 5-2 5-1 5-2 5-2 5-1 5-1 6-1 5-1h5l5-1h6 5 5 6l5 1h5l5 1 6 1 5 1 5 2 5 1 5 2 5 1 5 2 5 3 4 2 5 2 5 3 4 3 5 3 4 3 4 3 4 3 4 4 4 3 4 4-31 29 31-29 3 4 4 4 3 4 3 4 3 4 3 5 3 4 3 5 2 4 2 5 2 4 2 5 3 9 3 10 2 9 2 10v10l1 10v5l-42-1 42 1-7 217-1 6v5l-1 5-1 5v6l-2 5-1 5-1 5-2 5-2 5-2 5-2 5-2 5-2 4-3 5-3 5-2 4-3 5-4 4-3 4-3 4-4 4-3 4-4 4-4 3-4 4-4 3-4 4-5 3-4 3-4 3-5 2-5 3-4 2-5 2-5 3-5 1-5 2-5 2-5 1-5 2-6 1-5 1h-5l-5 1h-6l-5 1h-5-5l-6-1h-5l-5-1h-6l-5-1-5-1-5-2-5-1-5-2-5-2-5-2-5-2-4-2-5-2z">
              <text:p/>
            </draw:path>
          </draw:g>
          <draw:polygon draw:style-name="gr2" draw:text-style-name="P2" draw:layer="layout" svg:width="0.409cm" svg:height="0.271cm" svg:x="0.294cm" svg:y="0.692cm" svg:viewBox="0 0 410 272" draw:points="0,272 0,0 410,0 410,272">
            <text:p/>
          </draw:polygon>
          <draw:path draw:style-name="gr3" draw:text-style-name="P2" draw:layer="layout" svg:width="0.93cm" svg:height="0.749cm" svg:x="0.027cm" svg:y="0.137cm" svg:viewBox="0 0 931 750" svg:d="M150 71c0-8-2-16-7-24-4-7-10-13-17-17s-15-7-24-7c-8 0-16 3-23 7s-13 10-18 17c-4 8-6 16-6 24s2 16 6 23c5 8 11 14 18 18s15 6 23 6c9 0 17-2 24-6s13-10 17-18c5-7 7-15 7-23zM269 72c0-9-3-17-7-25-4-7-10-13-17-17s-15-7-24-7c-8 0-17 3-24 7s-13 10-17 17c-5 8-6 16-6 25 0 7 1 15 6 23 4 7 10 13 17 17s16 6 24 6c9 0 17-2 24-6s13-10 17-17c4-8 7-16 7-23zM387 72c0-9-2-17-7-24-4-8-10-14-17-18s-15-7-23-7-17 3-24 7c-8 4-14 10-18 18-4 7-6 15-6 24 0 7 2 16 6 23s10 13 18 17c7 5 16 6 24 6s16-1 23-6c7-4 13-10 17-17 5-7 7-16 7-23zM761 662h83v-504h-750v504h95v88h-142c-8 0-16-3-24-7-6-4-13-10-17-17s-6-16-6-24v-655c0-8 2-16 6-24 4-6 11-13 17-17 8-4 16-6 24-6h837c8 0 16 2 23 6 8 4 14 11 17 17 4 8 7 16 7 24v655c0 8-3 17-7 24-3 7-9 13-17 17-7 4-15 7-23 7h-123z">
            <text:p/>
          </draw:path>
        </draw:g>
      </draw:page>
      <draw:page draw:name="page2" draw:style-name="dp1" draw:master-page-name="Default">
        <draw:path draw:style-name="gr4" draw:text-style-name="P2" draw:layer="layout" svg:width="0.438cm" svg:height="0.947cm" draw:transform="skewX (0.00104719755119656) rotate (0.523773308523498) translate (0.0265189445459989cm 0.239517348023815cm)" svg:viewBox="0 0 439 948" svg:d="M30 236c35-98 124-233 250-234 63-3 68-2 119 0 58 6 46 258 1 258-56 2-44 5-100 8-74-1-103 98-101 204 0 1 0 2 0 2v1c-2 107 28 206 102 205 55 3 43 5 99 8 45 0 57 252 0 258-52 2-57 3-119 0-126-1-215-136-250-234-30-84-33-162-30-238-4-76 0-154 29-238z">
          <text:p/>
        </draw:path>
      </draw:page>
      <draw:page draw:name="page3" draw:style-name="dp1" draw:master-page-name="Default"/>
      <draw:page draw:name="page4" draw:style-name="dp1" draw:master-page-name="Default">
        <draw:g>
          <draw:custom-shape draw:style-name="gr5" draw:text-style-name="P3" draw:layer="layout" svg:width="0.058cm" svg:height="0.133cm" svg:x="0.181cm" svg:y="0.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0.059cm" svg:height="0.133cm" svg:x="0.589cm" svg:y="0.05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0.058cm" svg:height="0.132cm" svg:x="0.378cm" svg:y="0.05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0.1cm" svg:height="0.091cm" svg:x="0.17cm" svg:y="0.29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490.818030050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0.1cm" svg:height="0.091cm" svg:x="0.353cm" svg:y="0.29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490.818030050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0.1cm" svg:height="0.091cm" svg:x="0.549cm" svg:y="0.29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490.818030050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0.1cm" svg:height="0.091cm" svg:x="0.17cm" svg:y="0.44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490.818030050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0.1cm" svg:height="0.091cm" svg:x="0.353cm" svg:y="0.44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490.818030050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0.1cm" svg:height="0.092cm" svg:x="0.17cm" svg:y="0.59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490.818030050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0.1cm" svg:height="0.092cm" svg:x="0.353cm" svg:y="0.59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490.818030050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6" draw:text-style-name="P4" draw:layer="layout" svg:width="0.482cm" svg:height="0.495cm" svg:x="0.481cm" svg:y="0.452cm" svg:viewBox="0 0 483 496" svg:d="M415 403l17 15c-12 14-25 26-39 35-14 10-28 18-43 24-30 13-63 19-95 19s-63-6-92-16c-31-11-58-26-82-45-24-21-44-45-58-72-8-14-13-28-17-44-4-15-6-31-6-48 0-15 2-30 5-46 3-34 13-64 28-92 14-27 34-51 58-71 23-20 50-35 79-46 29-10 60-16 92-16 19 0 40 2 59 7 19 4 37 10 55 19l24-25 83 159-162-77 21-23c-10-4-20-7-31-9-16-4-33-6-49-6-27 0-53 5-76 14-25 8-47 21-66 38-20 16-36 35-48 58-12 22-19 47-22 75 0 1 0 2 0 3-3 13-5 26-5 38 0 13 2 25 5 37s7 24 13 34c11 22 28 41 47 57 20 17 43 29 67 38 25 9 52 14 78 14s53-5 77-15c12-6 24-12 35-20s21-17 31-28z">
            <text:p/>
          </draw:path>
          <draw:custom-shape draw:style-name="gr5" draw:text-style-name="P3" draw:layer="layout" svg:width="0.046cm" svg:height="0.197cm" svg:x="0.698cm" svg:y="0.5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490.818030050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0.046cm" svg:height="0.197cm" draw:transform="rotate (-1.5707963267949) translate (0.895cm 0.695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490.818030050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7" draw:text-style-name="P3" draw:layer="layout" svg:width="0.729cm" svg:height="0.663cm" svg:x="0.04cm" svg:y="0.116cm" svg:viewBox="0 0 730 664" svg:d="M417 664h-371c-23 0-46-23-46-46v-572c0-23 23-46 46-46h78v49c0 23 23 46 46 46s46-23 46-46v-49h105v49c0 23 23 46 46 46s46-23 46-46v-49h119v49c0 23 23 46 47 46 23 0 46-23 46-46v-49h59c23 0 46 23 46 46v254h-47v-170h-632v485h366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Unistra A" svg:font-family="'Unistra A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21:05:47.145001487</meta:creation-date>
    <dc:date>2023-02-24T09:37:29.707385459</dc:date>
    <meta:editing-duration>PT43M10S</meta:editing-duration>
    <meta:editing-cycles>8</meta:editing-cycles>
    <meta:generator>LibreOffice/7.4.0.3$MacOSX_X86_64 LibreOffice_project/f85e47c08ddd19c015c0114a68350214f7066f5a</meta:generator>
    <meta:document-statistic meta:object-count="21"/>
  </office:meta>
</office:document-meta>
</file>